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800000101E89D1801.png" manifest:media-type="image/png"/>
  <manifest:file-entry manifest:full-path="Pictures/10000201000001F40000019DF7BC924C.png" manifest:media-type="image/png"/>
  <manifest:file-entry manifest:full-path="Pictures/100000000000012000000040516E0597.png" manifest:media-type="image/png"/>
  <manifest:file-entry manifest:full-path="Pictures/100000000000017A0000008571DE3C42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CE – TAF – SEMINA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Yield stress of the Wet Foam</text:p>
            <text:p/>
            <text:p/>
            <text:p/>
            <text:p>Presented by,</text:p>
            <text:p>Dhineshkumar Balasubramaniam (21971603)</text:p>
          </draw:text-box>
        </draw:frame>
        <draw:frame draw:style-name="gr1" draw:text-style-name="P1" draw:layer="layout" svg:width="8.398cm" svg:height="2.848cm" svg:x="2.016cm" svg:y="16.748cm">
          <draw:image xlink:href="Pictures/100000000000017A0000008571DE3C42.jpg" xlink:type="simple" xlink:show="embed" xlink:actuate="onLoad">
            <text:p/>
          </draw:image>
        </draw:frame>
        <draw:frame draw:style-name="gr1" draw:text-style-name="P1" draw:layer="layout" svg:width="10.159cm" svg:height="2.257cm" svg:x="16.349cm" svg:y="16.71cm">
          <draw:image xlink:href="Pictures/100000000000012000000040516E059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5" draw:layer="layout" svg:width="22.5cm" svg:height="12.179cm" svg:x="4.5cm" svg:y="5.066cm" presentation:class="outline" presentation:placeholder="true" presentation:user-transformed="true">
          <draw:text-box/>
        </draw:frame>
        <draw:frame draw:style-name="gr1" draw:text-style-name="P1" draw:layer="layout" svg:width="9.257cm" svg:height="7.929cm" svg:x="17.78cm" svg:y="5.066cm">
          <draw:image xlink:href="Pictures/10000201000001F40000019DF7BC92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placeholder="true">
          <draw:text-box/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draw:frame draw:style-name="gr1" draw:text-style-name="P1" draw:layer="layout" svg:width="9.312cm" svg:height="9.065cm" svg:x="17.018cm" svg:y="6.096cm">
          <draw:image xlink:href="Pictures/100002010000010800000101E89D180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inesh-PC </meta:initial-creator>
    <meta:creation-date>2016-06-30T22:44:34.363839687</meta:creation-date>
    <dc:date>2016-06-30T23:31:25.272502423</dc:date>
    <dc:creator>Dhinesh-PC </dc:creator>
    <meta:editing-duration>PT8M17S</meta:editing-duration>
    <meta:editing-cycles>1</meta:editing-cycles>
    <meta:document-statistic meta:object-count="49"/>
    <meta:generator>LibreOffice/4.2.8.2$Linux_X86_64 LibreOffice_project/420m0$Build-2</meta:generator>
  </office:meta>
</office:document-meta>
</file>